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_eng/images/3015.png" xlink:type="simple" xlink:show="embed" xlink:actuate="onLoad"/></draw:frame></text:p>
          </table:table-cell>
          <table:table-cell table:style-name="Table1.B1" office:value-type="string">
            <text:h text:style-name="P6" text:outline-level="1">Unconnected ports level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9cm" svg:height="1.51cm" draw:z-index="0"><draw:image xlink:href="../../odt_eng/images/301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2">This unit enables </text:span><text:span text:style-name="T3">all </text:span><text:span text:style-name="T5">unconnected </text:span><text:span text:style-name="T2">ports of all units of the project to be connected to the common source.</text:span> <text:span text:style-name="T2">To this end the unit is to be placed in the diagram and connected to the source output.</text:span></text:p>
            <text:p text:style-name="P5">Most commonly the unit is used in large diagrams for generation of zero signal (equal to <text:span text:style-name="T1">0</text:span>) as the input one (by default) for all unused ports of all units. </text:p>
            <text:p text:style-name="P4"><text:span text:style-name="T4">Properties:</text:span> <text:span text:style-name="T2">any properties are not required for the operation of the unit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Уровень неподсоединённых портов</dc:title>
    <dc:date>2012-03-05T21:11:03.39</dc:date>
    <meta:editing-cycles>82</meta:editing-cycles>
    <meta:editing-duration>PT2H23M59S</meta:editing-duration>
    <dc:creator>Александр </dc:creator>
    <meta:document-statistic meta:table-count="1" meta:image-count="2" meta:object-count="0" meta:page-count="1" meta:paragraph-count="8" meta:word-count="86" meta:character-count="469"/>
    <meta:user-defined meta:name="Поле 1"/>
    <meta:user-defined meta:name="Поле 2"/>
    <meta:user-defined meta:name="Поле 3"/>
    <meta:user-defined meta:name="Поле 4"/>
  </office:meta>
</office:document-meta>
</file>